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94dd" officeooo:paragraph-rsid="000894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ven solution:</text:p>
      <text:p text:style-name="Standard"/>
      <text:p text:style-name="Standard"># Create the Boolean Series: under10</text:p>
      <text:p text:style-name="Standard">under10 = (titanic['age']&lt;10).map({True:'under 10', False:'over 10'})</text:p>
      <text:p text:style-name="Standard"/>
      <text:p text:style-name="Standard"># Group by under10 and compute the survival rate</text:p>
      <text:p text:style-name="Standard">survived_mean_1 = titanic.groupby(under10)['survived'].mean()</text:p>
      <text:p text:style-name="Standard">print(survived_mean_1)</text:p>
      <text:p text:style-name="Standard"/>
      <text:p text:style-name="Standard"># Group by under10 and pclass and compute the survival rate</text:p>
      <text:p text:style-name="Standard">survived_mean_2 = titanic.groupby([under10, 'pclass'])['survived'].mean()</text:p>
      <text:p text:style-name="Standard">print(survived_mean_2)</text:p>
      <text:p text:style-name="Standard"/>
      <text:p text:style-name="Standard"/>
      <text:p text:style-name="Standard"/>
      <text:p text:style-name="P1">my answer:</text:p>
      <text:p text:style-name="Standard"/>
      <text:p text:style-name="Standard"># Create the Boolean Series: under10</text:p>
      <text:p text:style-name="Standard">under10 = (titanic['age']&lt;10).map({True:'under 10', False:'over 10'})</text:p>
      <text:p text:style-name="Standard"/>
      <text:p text:style-name="Standard"># Group by under10 and compute the survival rate</text:p>
      <text:p text:style-name="Standard">survived_mean_1 = titanic.groupby(under10).survived.mean()</text:p>
      <text:p text:style-name="Standard">print(survived_mean_1)</text:p>
      <text:p text:style-name="Standard"/>
      <text:p text:style-name="Standard"># Group by under10 and pclass and compute the survival rate</text:p>
      <text:p text:style-name="Standard">survived_mean_2 = titanic.groupby([under10, titanic.pclass]).survived.mean()</text:p>
      <text:p text:style-name="Standard">print(survived_mean_2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4T13:12:00.922276487</meta:creation-date>
    <dc:date>2020-07-24T13:12:59.389248341</dc:date>
    <meta:editing-duration>PT59S</meta:editing-duration>
    <meta:editing-cycles>1</meta:editing-cycles>
    <meta:generator>LibreOffice/6.4.4.2$Linux_X86_64 LibreOffice_project/40$Build-2</meta:generator>
    <meta:document-statistic meta:table-count="0" meta:image-count="0" meta:object-count="0" meta:page-count="1" meta:paragraph-count="18" meta:word-count="86" meta:character-count="805" meta:non-whitespace-character-count="737"/>
  </office:meta>
</office:document-meta>
</file>